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5146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5252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0.4283in"/>
    </style:style>
    <style:style style:name="co24" style:family="table-column">
      <style:table-column-properties fo:break-before="auto" style:column-width="0.7181in"/>
    </style:style>
    <style:style style:name="co25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ce5" style:family="table-cell" style:parent-style-name="Default" style:data-style-name="N122"/>
    <style:style style:name="ce7" style:family="table-cell" style:parent-style-name="Default" style:data-style-name="N123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9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9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28.286534</text:p>
          </table:table-cell>
          <table:table-cell office:value-type="float" office:value="15.547169" calcext:value-type="float">
            <text:p>15.547169</text:p>
          </table:table-cell>
          <table:table-cell office:value-type="float" office:value="14.107551" calcext:value-type="float">
            <text:p>14.107551</text:p>
          </table:table-cell>
          <table:table-cell office:value-type="float" office:value="16.848081" calcext:value-type="float">
            <text:p>16.848081</text:p>
          </table:table-cell>
          <table:table-cell office:value-type="float" office:value="12.754421" calcext:value-type="float">
            <text:p>12.754421</text:p>
          </table:table-cell>
          <table:table-cell office:value-type="float" office:value="13.263052" calcext:value-type="float">
            <text:p>13.263052</text:p>
          </table:table-cell>
          <table:table-cell office:value-type="float" office:value="13.332774" calcext:value-type="float">
            <text:p>13.332774</text:p>
          </table:table-cell>
          <table:table-cell office:value-type="float" office:value="12.720472" calcext:value-type="float">
            <text:p>12.720472</text:p>
          </table:table-cell>
          <table:table-cell office:value-type="float" office:value="15.915137" calcext:value-type="float">
            <text:p>15.915137</text:p>
          </table:table-cell>
          <table:table-cell office:value-type="float" office:value="14.377183" calcext:value-type="float">
            <text:p>14.377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DIMM_time: 5.105239</text:p>
          </table:table-cell>
          <table:table-cell office:value-type="float" office:value="4.081699" calcext:value-type="float">
            <text:p>4.081699</text:p>
          </table:table-cell>
          <table:table-cell office:value-type="float" office:value="4.487047" calcext:value-type="float">
            <text:p>4.487047</text:p>
          </table:table-cell>
          <table:table-cell office:value-type="float" office:value="4.235279" calcext:value-type="float">
            <text:p>4.235279</text:p>
          </table:table-cell>
          <table:table-cell office:value-type="float" office:value="3.991719" calcext:value-type="float">
            <text:p>3.991719</text:p>
          </table:table-cell>
          <table:table-cell office:value-type="float" office:value="3.130042" calcext:value-type="float">
            <text:p>3.130042</text:p>
          </table:table-cell>
          <table:table-cell office:value-type="float" office:value="4.253446" calcext:value-type="float">
            <text:p>4.253446</text:p>
          </table:table-cell>
          <table:table-cell office:value-type="float" office:value="4.129922" calcext:value-type="float">
            <text:p>4.129922</text:p>
          </table:table-cell>
          <table:table-cell office:value-type="float" office:value="4.044959" calcext:value-type="float">
            <text:p>4.044959</text:p>
          </table:table-cell>
          <table:table-cell office:value-type="float" office:value="3.137981" calcext:value-type="float">
            <text:p>3.13798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16.798516</text:p>
          </table:table-cell>
          <table:table-cell office:value-type="float" office:value="18.311421" calcext:value-type="float">
            <text:p>18.311421</text:p>
          </table:table-cell>
          <table:table-cell office:value-type="float" office:value="10.963939" calcext:value-type="float">
            <text:p>10.963939</text:p>
          </table:table-cell>
          <table:table-cell office:value-type="float" office:value="12.69009" calcext:value-type="float">
            <text:p>12.69009</text:p>
          </table:table-cell>
          <table:table-cell office:value-type="float" office:value="12.120287" calcext:value-type="float">
            <text:p>12.120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15.162388</text:p>
          </table:table-cell>
          <table:table-cell office:value-type="float" office:value="13.37167" calcext:value-type="float">
            <text:p>13.37167</text:p>
          </table:table-cell>
          <table:table-cell office:value-type="float" office:value="12.326754" calcext:value-type="float">
            <text:p>12.326754</text:p>
          </table:table-cell>
          <table:table-cell office:value-type="float" office:value="9.51333" calcext:value-type="float">
            <text:p>9.51333</text:p>
          </table:table-cell>
          <table:table-cell office:value-type="float" office:value="14.263847" calcext:value-type="float">
            <text:p>14.263847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M_time: 37.013677</text:p>
          </table:table-cell>
          <table:table-cell office:value-type="float" office:value="24.124871" calcext:value-type="float">
            <text:p>24.124871</text:p>
          </table:table-cell>
          <table:table-cell office:value-type="float" office:value="23.432882" calcext:value-type="float">
            <text:p>23.432882</text:p>
          </table:table-cell>
          <table:table-cell office:value-type="float" office:value="28.038106" calcext:value-type="float">
            <text:p>28.038106</text:p>
          </table:table-cell>
          <table:table-cell office:value-type="float" office:value="21.134025" calcext:value-type="float">
            <text:p>21.134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27.980703</text:p>
          </table:table-cell>
          <table:table-cell office:value-type="float" office:value="23.585138" calcext:value-type="float">
            <text:p>23.585138</text:p>
          </table:table-cell>
          <table:table-cell office:value-type="float" office:value="25.061682" calcext:value-type="float">
            <text:p>25.061682</text:p>
          </table:table-cell>
          <table:table-cell office:value-type="float" office:value="22.020075" calcext:value-type="float">
            <text:p>22.020075</text:p>
          </table:table-cell>
          <table:table-cell office:value-type="float" office:value="21.893363" calcext:value-type="float">
            <text:p>21.89336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K: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67.7397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office:value-type="string" calcext:value-type="string">
            <text:p><text:s/>K: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55.075597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20000</text:p>
          </table:table-cell>
          <table:table-cell office:value-type="string" calcext:value-type="string">
            <text:p><text:s/>threads: 8</text:p>
          </table:table-cell>
          <table:table-cell office:value-type="string" calcext:value-type="string">
            <text:p><text:s/>K: 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</text:p>
          </table:table-cell>
          <table:table-cell office:value-type="float" office:value="0.762058" calcext:value-type="float">
            <text:p>0.762058</text:p>
          </table:table-cell>
          <table:table-cell office:value-type="float" office:value="1.641074" calcext:value-type="float">
            <text:p>1.641074</text:p>
          </table:table-cell>
          <table:table-cell office:value-type="float" office:value="1.659529" calcext:value-type="float">
            <text:p>1.659529</text:p>
          </table:table-cell>
          <table:table-cell office:value-type="float" office:value="1.643698" calcext:value-type="float">
            <text:p>1.643698</text:p>
          </table:table-cell>
          <table:table-cell office:value-type="float" office:value="1.659939" calcext:value-type="float">
            <text:p>1.659939</text:p>
          </table:table-cell>
          <table:table-cell office:value-type="float" office:value="1.643914" calcext:value-type="float">
            <text:p>1.643914</text:p>
          </table:table-cell>
          <table:table-cell office:value-type="float" office:value="1.581367" calcext:value-type="float">
            <text:p>1.581367</text:p>
          </table:table-cell>
          <table:table-cell office:value-type="float" office:value="1.641567" calcext:value-type="float">
            <text:p>1.641567</text:p>
          </table:table-cell>
          <table:table-cell office:value-type="float" office:value="1.641387" calcext:value-type="float">
            <text:p>1.641387</text:p>
          </table:table-cell>
          <table:table-cell office:value-type="float" office:value="1.641258" calcext:value-type="float">
            <text:p>1.641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20000</text:p>
          </table:table-cell>
          <table:table-cell office:value-type="string" calcext:value-type="string">
            <text:p><text:s/>threads: 8</text:p>
          </table:table-cell>
          <table:table-cell office:value-type="string" calcext:value-type="string">
            <text:p><text:s/>dram_start: 85000</text:p>
          </table:table-cell>
          <table:table-cell office:value-type="string" calcext:value-type="string">
            <text:p><text:s/>K: 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</text:p>
          </table:table-cell>
          <table:table-cell office:value-type="float" office:value="142.776412" calcext:value-type="float">
            <text:p>142.776412</text:p>
          </table:table-cell>
          <table:table-cell office:value-type="float" office:value="143.396876" calcext:value-type="float">
            <text:p>143.396876</text:p>
          </table:table-cell>
          <table:table-cell office:value-type="float" office:value="139.764163" calcext:value-type="float">
            <text:p>139.764163</text:p>
          </table:table-cell>
          <table:table-cell office:value-type="float" office:value="140.70663" calcext:value-type="float">
            <text:p>140.70663</text:p>
          </table:table-cell>
          <table:table-cell office:value-type="float" office:value="141.537982" calcext:value-type="float">
            <text:p>141.537982</text:p>
          </table:table-cell>
          <table:table-cell office:value-type="float" office:value="142.439403" calcext:value-type="float">
            <text:p>142.439403</text:p>
          </table:table-cell>
          <table:table-cell office:value-type="float" office:value="142.816825" calcext:value-type="float">
            <text:p>142.816825</text:p>
          </table:table-cell>
          <table:table-cell office:value-type="float" office:value="144.186172" calcext:value-type="float">
            <text:p>144.186172</text:p>
          </table:table-cell>
          <table:table-cell office:value-type="float" office:value="144.468857" calcext:value-type="float">
            <text:p>144.468857</text:p>
          </table:table-cell>
          <table:table-cell office:value-type="float" office:value="144.926926" calcext:value-type="float">
            <text:p>144.926926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100000</text:p>
          </table:table-cell>
          <table:table-cell office:value-type="string" calcext:value-type="string">
            <text:p>n:10000</text:p>
          </table:table-cell>
          <table:table-cell office:value-type="string" calcext:value-type="string">
            <text:p>nvdimm_size:5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time</text:p>
          </table:table-cell>
          <table:table-cell office:value-type="string" calcext:value-type="string">
            <text:p>nvdimm_tim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.345236" calcext:value-type="float">
            <text:p>6.35</text:p>
          </table:table-cell>
          <table:table-cell table:style-name="ce1" office:value-type="float" office:value="48.883164" calcext:value-type="float">
            <text:p>48.8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.222672" calcext:value-type="float">
            <text:p>3.22</text:p>
          </table:table-cell>
          <table:table-cell table:style-name="ce1" office:value-type="float" office:value="44.76631" calcext:value-type="float">
            <text:p>44.7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.188246" calcext:value-type="float">
            <text:p>2.19</text:p>
          </table:table-cell>
          <table:table-cell table:style-name="ce1" office:value-type="float" office:value="39.728815" calcext:value-type="float">
            <text:p>39.7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.664067" calcext:value-type="float">
            <text:p>1.66</text:p>
          </table:table-cell>
          <table:table-cell table:style-name="ce1" office:value-type="float" office:value="36.393496" calcext:value-type="float">
            <text:p>36.3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.62706" calcext:value-type="float">
            <text:p>1.63</text:p>
          </table:table-cell>
          <table:table-cell table:style-name="ce1" office:value-type="float" office:value="38.028464" calcext:value-type="float">
            <text:p>38.0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.14073" calcext:value-type="float">
            <text:p>1.14</text:p>
          </table:table-cell>
          <table:table-cell table:style-name="ce1" office:value-type="float" office:value="34.377154" calcext:value-type="float">
            <text:p>34.3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990587" calcext:value-type="float">
            <text:p>0.99</text:p>
          </table:table-cell>
          <table:table-cell table:style-name="ce1" office:value-type="float" office:value="23.399653" calcext:value-type="float">
            <text:p>23.4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0.881716" calcext:value-type="float">
            <text:p>0.88</text:p>
          </table:table-cell>
          <table:table-cell table:style-name="ce1" office:value-type="float" office:value="24.027589" calcext:value-type="float">
            <text:p>24.0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802802" calcext:value-type="float">
            <text:p>0.80</text:p>
          </table:table-cell>
          <table:table-cell table:style-name="ce1" office:value-type="float" office:value="17.038988" calcext:value-type="float">
            <text:p>17.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726417" calcext:value-type="float">
            <text:p>0.73</text:p>
          </table:table-cell>
          <table:table-cell table:style-name="ce1" office:value-type="float" office:value="13.942554" calcext:value-type="float">
            <text:p>13.9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61083" calcext:value-type="float">
            <text:p>0.61</text:p>
          </table:table-cell>
          <table:table-cell table:style-name="ce1" office:value-type="float" office:value="11.554751" calcext:value-type="float">
            <text:p>11.5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39457" calcext:value-type="float">
            <text:p>0.64</text:p>
          </table:table-cell>
          <table:table-cell table:style-name="ce1" office:value-type="float" office:value="8.575708" calcext:value-type="float">
            <text:p>8.5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543019" calcext:value-type="float">
            <text:p>0.54</text:p>
          </table:table-cell>
          <table:table-cell table:style-name="ce1" office:value-type="float" office:value="5.719499" calcext:value-type="float">
            <text:p>5.72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74796" calcext:value-type="float">
            <text:p>0.27</text:p>
          </table:table-cell>
          <table:table-cell table:style-name="ce1" office:value-type="float" office:value="2.782327" calcext:value-type="float">
            <text:p>2.7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59391" calcext:value-type="float">
            <text:p>0.26</text:p>
          </table:table-cell>
          <table:table-cell table:style-name="ce1" office:value-type="float" office:value="0.638562" calcext:value-type="float">
            <text:p>0.64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dram_thread</text:p>
          </table:table-cell>
          <table:table-cell office:value-type="string" calcext:value-type="string">
            <text:p>nvdim_thread</text:p>
          </table:table-cell>
          <table:table-cell office:value-type="string" calcext:value-type="string">
            <text:p>dram_average</text:p>
          </table:table-cell>
          <table:table-cell office:value-type="string" calcext:value-type="string">
            <text:p>nvdimm_average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11856" calcext:value-type="float">
            <text:p>3.91</text:p>
          </table:table-cell>
          <table:table-cell table:style-name="ce1" office:value-type="float" office:value="7.613502" calcext:value-type="float">
            <text:p>7.61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5412" calcext:value-type="float">
            <text:p>3.95</text:p>
          </table:table-cell>
          <table:table-cell table:style-name="ce1" office:value-type="float" office:value="6.340246" calcext:value-type="float">
            <text:p>6.34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872536" calcext:value-type="float">
            <text:p>3.87</text:p>
          </table:table-cell>
          <table:table-cell table:style-name="ce1" office:value-type="float" office:value="4.817879" calcext:value-type="float">
            <text:p>4.82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4315" calcext:value-type="float">
            <text:p>3.94</text:p>
          </table:table-cell>
          <table:table-cell table:style-name="ce1" office:value-type="float" office:value="3.391263" calcext:value-type="float">
            <text:p>3.39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840147" calcext:value-type="float">
            <text:p>3.84</text:p>
          </table:table-cell>
          <table:table-cell table:style-name="ce1" office:value-type="float" office:value="1.69837" calcext:value-type="float">
            <text:p>1.70</text:p>
          </table:table-cell>
        </table:table-row>
      </table:table>
      <table:table table:name="5.8.2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:1000</text:p>
          </table:table-cell>
          <table:table-cell office:value-type="string" calcext:value-type="string">
            <text:p>n:1000000</text:p>
          </table:table-cell>
          <table:table-cell office:value-type="string" calcext:value-type="string">
            <text:p>nvdimm_size: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.949101" calcext:value-type="float">
            <text:p>5.9491</text:p>
          </table:table-cell>
          <table:table-cell table:style-name="ce5" office:value-type="float" office:value="210.533855" calcext:value-type="float">
            <text:p>210.5339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.573006" calcext:value-type="float">
            <text:p>2.5730</text:p>
          </table:table-cell>
          <table:table-cell table:style-name="ce5" office:value-type="float" office:value="197.156477" calcext:value-type="float">
            <text:p>197.1565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.533908" calcext:value-type="float">
            <text:p>1.5339</text:p>
          </table:table-cell>
          <table:table-cell table:style-name="ce5" office:value-type="float" office:value="180.767003" calcext:value-type="float">
            <text:p>180.7670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.232914" calcext:value-type="float">
            <text:p>1.2329</text:p>
          </table:table-cell>
          <table:table-cell table:style-name="ce5" office:value-type="float" office:value="163.895205" calcext:value-type="float">
            <text:p>163.8952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.079067" calcext:value-type="float">
            <text:p>1.0791</text:p>
          </table:table-cell>
          <table:table-cell table:style-name="ce5" office:value-type="float" office:value="141.083725" calcext:value-type="float">
            <text:p>141.0837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.027829" calcext:value-type="float">
            <text:p>1.0278</text:p>
          </table:table-cell>
          <table:table-cell table:style-name="ce5" office:value-type="float" office:value="126.934013" calcext:value-type="float">
            <text:p>126.9340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719077" calcext:value-type="float">
            <text:p>0.7191</text:p>
          </table:table-cell>
          <table:table-cell table:style-name="ce5" office:value-type="float" office:value="110.960011" calcext:value-type="float">
            <text:p>110.9600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float" office:value="0.647415" calcext:value-type="float">
            <text:p>0.6474</text:p>
          </table:table-cell>
          <table:table-cell table:style-name="ce5" office:value-type="float" office:value="93.4444" calcext:value-type="float">
            <text:p>93.4444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75117" calcext:value-type="float">
            <text:p>0.7512</text:p>
          </table:table-cell>
          <table:table-cell table:style-name="ce5" office:value-type="float" office:value="74.331293" calcext:value-type="float">
            <text:p>74.3313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75063" calcext:value-type="float">
            <text:p>0.5751</text:p>
          </table:table-cell>
          <table:table-cell table:style-name="ce5" office:value-type="float" office:value="63.563609" calcext:value-type="float">
            <text:p>63.5636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547121" calcext:value-type="float">
            <text:p>0.5471</text:p>
          </table:table-cell>
          <table:table-cell table:style-name="ce5" office:value-type="float" office:value="46.322645" calcext:value-type="float">
            <text:p>46.3226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486622" calcext:value-type="float">
            <text:p>0.4866</text:p>
          </table:table-cell>
          <table:table-cell table:style-name="ce5" office:value-type="float" office:value="34.83281" calcext:value-type="float">
            <text:p>34.8328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47996" calcext:value-type="float">
            <text:p>0.4480</text:p>
          </table:table-cell>
          <table:table-cell table:style-name="ce5" office:value-type="float" office:value="22.110802" calcext:value-type="float">
            <text:p>22.1108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22524" calcext:value-type="float">
            <text:p>0.4225</text:p>
          </table:table-cell>
          <table:table-cell table:style-name="ce5" office:value-type="float" office:value="10.521885" calcext:value-type="float">
            <text:p>10.5219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88221" calcext:value-type="float">
            <text:p>0.3882</text:p>
          </table:table-cell>
          <table:table-cell table:style-name="ce5" office:value-type="float" office:value="2.638422" calcext:value-type="float">
            <text:p>2.6384</text:p>
          </table:table-cell>
          <table:table-cell table:number-columns-repeated="6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tem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dimm only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:200</text:p>
          </table:table-cell>
          <table:table-cell office:value-type="string" calcext:value-type="string">
            <text:p>n:1000000</text:p>
          </table:table-cell>
          <table:table-cell office:value-type="string" calcext:value-type="string">
            <text:p>k:1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threads</text:p>
          </table:table-cell>
          <table:table-cell table:number-columns-repeated="2" office:value-type="string" calcext:value-type="string">
            <text:p>time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571781" calcext:value-type="float">
            <text:p>2.572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.647915" calcext:value-type="float">
            <text:p>8.648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.22875" calcext:value-type="float">
            <text:p>13.22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8.673784" calcext:value-type="float">
            <text:p>18.674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8.38871" calcext:value-type="float">
            <text:p>28.38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.981372" calcext:value-type="float">
            <text:p>34.98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7.229968" calcext:value-type="float">
            <text:p>37.230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4.200531" calcext:value-type="float">
            <text:p>44.20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0.14871" calcext:value-type="float">
            <text:p>50.14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9.810429" calcext:value-type="float">
            <text:p>59.810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65.005707" calcext:value-type="float">
            <text:p>65.006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70.621215" calcext:value-type="float">
            <text:p>70.62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79.729005" calcext:value-type="float">
            <text:p>79.72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84.830977" calcext:value-type="float">
            <text:p>84.83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90.738689" calcext:value-type="float">
            <text:p>90.73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96.28587" calcext:value-type="float">
            <text:p>96.286</text:p>
          </table:table-cell>
        </table:table-row>
      </table:table>
      <table:table table:name="12.8.21" table:style-name="ta1">
        <table:table-column table:style-name="co18" table:default-cell-style-name="ce2"/>
        <table:table-column table:style-name="co11" table:default-cell-style-name="ce2"/>
        <table:table-column table:style-name="co19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0" table:default-cell-style-name="ce11"/>
        <table:table-column table:style-name="co1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11"/>
        <table:table-column table:style-name="co24" table:default-cell-style-name="ce11"/>
        <table:table-column table:style-name="co25" table:default-cell-style-name="Default"/>
        <table:table-column table:style-name="co6" table:default-cell-style-name="ce11"/>
        <table:table-column table:style-name="co6" table:number-columns-repeated="2" table:default-cell-style-name="Default"/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table:number-columns-repeated="4"/>
          <table:table-cell table:style-name="ce9" office:value-type="string" calcext:value-type="string">
            <text:p>predicted</text:p>
          </table:table-cell>
          <table:table-cell table:style-name="ce9"/>
          <table:table-cell table:number-columns-repeated="6"/>
          <table:table-cell office:value-type="string" calcext:value-type="string">
            <text:p>DRAM test cpu 0-32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hreads</text:p>
          </table:table-cell>
          <table:table-cell table:number-columns-repeated="2" table:style-name="ce9" office:value-type="string" calcext:value-type="string">
            <text:p>time</text:p>
          </table:table-cell>
          <table:table-cell table:style-name="ce9" office:value-type="string" calcext:value-type="string">
            <text:p>bandwidth</text:p>
          </table:table-cell>
          <table:table-cell table:number-columns-repeated="7"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1907" calcext:value-type="float">
            <text:p>1.7719</text:p>
          </table:table-cell>
          <table:table-cell table:style-name="ce5" table:formula="of:=(1000*1000000*8*0.000001)/[.F5]" office:value-type="float" office:value="0.423309539809616" calcext:value-type="float">
            <text:p>0.4233</text:p>
          </table:table-cell>
          <table:table-cell office:value-type="float" office:value="18898.7" calcext:value-type="float">
            <text:p>18,898.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898.7" calcext:value-type="float">
            <text:p>18,898.7</text:p>
          </table:table-cell>
          <table:table-cell office:value-type="float" office:value="20258.5" calcext:value-type="float">
            <text:p>20,258.5</text:p>
          </table:table-cell>
          <table:table-cell table:style-name="ce11" office:value-type="float" office:value="24829" calcext:value-type="float">
            <text:p>24,829.0</text:p>
          </table:table-cell>
          <table:table-cell office:value-type="float" office:value="24803.9" calcext:value-type="float">
            <text:p>24,803.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.033315" calcext:value-type="float">
            <text:p>1.0333</text:p>
          </table:table-cell>
          <table:table-cell table:style-name="ce5" table:formula="of:=(1000*1000000*8*0.000001)/[.F6]" office:value-type="float" office:value="0.28000028000028" calcext:value-type="float">
            <text:p>0.2800</text:p>
          </table:table-cell>
          <table:table-cell office:value-type="float" office:value="28571.4" calcext:value-type="float">
            <text:p>28,571.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8571.4" calcext:value-type="float">
            <text:p>28,571.4</text:p>
          </table:table-cell>
          <table:table-cell office:value-type="float" office:value="28907.9" calcext:value-type="float">
            <text:p>28,907.9</text:p>
          </table:table-cell>
          <table:table-cell table:style-name="ce11" office:value-type="float" office:value="31646" calcext:value-type="float">
            <text:p>31,646.0</text:p>
          </table:table-cell>
          <table:table-cell office:value-type="float" office:value="31648.5" calcext:value-type="float">
            <text:p>31,648.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.012129" calcext:value-type="float">
            <text:p>1.0121</text:p>
          </table:table-cell>
          <table:table-cell table:style-name="ce5" table:formula="of:=(1000*1000000*8*0.000001)/[.F7]" office:value-type="float" office:value="0.274365358629819" calcext:value-type="float">
            <text:p>0.2744</text:p>
          </table:table-cell>
          <table:table-cell office:value-type="float" office:value="29158.2" calcext:value-type="float">
            <text:p>29,158.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9158.2" calcext:value-type="float">
            <text:p>29,158.2</text:p>
          </table:table-cell>
          <table:table-cell office:value-type="float" office:value="29430.1" calcext:value-type="float">
            <text:p>29,430.1</text:p>
          </table:table-cell>
          <table:table-cell table:style-name="ce11" office:value-type="float" office:value="31503.6" calcext:value-type="float">
            <text:p>31,503.6</text:p>
          </table:table-cell>
          <table:table-cell office:value-type="float" office:value="31527.9" calcext:value-type="float">
            <text:p>31,527.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989855" calcext:value-type="float">
            <text:p>0.9899</text:p>
          </table:table-cell>
          <table:table-cell table:style-name="ce5" table:formula="of:=(1000*1000000*8*0.000001)/[.F8]" office:value-type="float" office:value="0.273639924064921" calcext:value-type="float">
            <text:p>0.2736</text:p>
          </table:table-cell>
          <table:table-cell office:value-type="float" office:value="29235.5" calcext:value-type="float">
            <text:p>29,235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9235.5" calcext:value-type="float">
            <text:p>29,235.5</text:p>
          </table:table-cell>
          <table:table-cell office:value-type="float" office:value="29507.9" calcext:value-type="float">
            <text:p>29,507.9</text:p>
          </table:table-cell>
          <table:table-cell table:style-name="ce11" office:value-type="float" office:value="31265.1" calcext:value-type="float">
            <text:p>31,265.1</text:p>
          </table:table-cell>
          <table:table-cell office:value-type="float" office:value="31279.4" calcext:value-type="float">
            <text:p>31,279.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699828" calcext:value-type="float">
            <text:p>0.6998</text:p>
          </table:table-cell>
          <table:table-cell table:style-name="ce5" table:formula="of:=(1000*1000000*8*0.000001)/[.F9]" office:value-type="float" office:value="0.201059584007721" calcext:value-type="float">
            <text:p>0.2011</text:p>
          </table:table-cell>
          <table:table-cell office:value-type="float" office:value="39789.2" calcext:value-type="float">
            <text:p>39,789.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9789.2" calcext:value-type="float">
            <text:p>39,789.2</text:p>
          </table:table-cell>
          <table:table-cell office:value-type="float" office:value="44413.8" calcext:value-type="float">
            <text:p>44,413.8</text:p>
          </table:table-cell>
          <table:table-cell table:style-name="ce11" office:value-type="float" office:value="48790.4" calcext:value-type="float">
            <text:p>48,790.4</text:p>
          </table:table-cell>
          <table:table-cell office:value-type="float" office:value="43856.5" calcext:value-type="float">
            <text:p>43,856.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643898" calcext:value-type="float">
            <text:p>0.6439</text:p>
          </table:table-cell>
          <table:table-cell table:style-name="ce5" table:formula="of:=(1000*1000000*8*0.000001)/[.F10]" office:value-type="float" office:value="0.179185779816514" calcext:value-type="float">
            <text:p>0.1792</text:p>
          </table:table-cell>
          <table:table-cell office:value-type="float" office:value="44646.4" calcext:value-type="float">
            <text:p>44,646.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4646.4" calcext:value-type="float">
            <text:p>44,646.4</text:p>
          </table:table-cell>
          <table:table-cell office:value-type="float" office:value="50716.3" calcext:value-type="float">
            <text:p>50,716.3</text:p>
          </table:table-cell>
          <table:table-cell table:style-name="ce11" office:value-type="float" office:value="55886.8" calcext:value-type="float">
            <text:p>55,886.8</text:p>
          </table:table-cell>
          <table:table-cell office:value-type="float" office:value="50652" calcext:value-type="float">
            <text:p>50,652.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559506" calcext:value-type="float">
            <text:p>0.5595</text:p>
          </table:table-cell>
          <table:table-cell table:style-name="ce5" table:formula="of:=(1000*1000000*8*0.000001)/[.F11]" office:value-type="float" office:value="0.15648962473788" calcext:value-type="float">
            <text:p>0.1565</text:p>
          </table:table-cell>
          <table:table-cell office:value-type="float" office:value="51121.6" calcext:value-type="float">
            <text:p>51,121.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1121.6" calcext:value-type="float">
            <text:p>51,121.6</text:p>
          </table:table-cell>
          <table:table-cell office:value-type="float" office:value="50698.7" calcext:value-type="float">
            <text:p>50,698.7</text:p>
          </table:table-cell>
          <table:table-cell table:style-name="ce11" office:value-type="float" office:value="53770.5" calcext:value-type="float">
            <text:p>53,770.5</text:p>
          </table:table-cell>
          <table:table-cell office:value-type="float" office:value="55816.8" calcext:value-type="float">
            <text:p>55,816.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531827" calcext:value-type="float">
            <text:p>0.5318</text:p>
          </table:table-cell>
          <table:table-cell table:style-name="ce5" table:formula="of:=(1000*1000000*8*0.000001)/[.F12]" office:value-type="float" office:value="0.148589514037994" calcext:value-type="float">
            <text:p>0.1486</text:p>
          </table:table-cell>
          <table:table-cell office:value-type="float" office:value="53839.6" calcext:value-type="float">
            <text:p>53,839.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3839.6" calcext:value-type="float">
            <text:p>53,839.6</text:p>
          </table:table-cell>
          <table:table-cell office:value-type="float" office:value="54222.8" calcext:value-type="float">
            <text:p>54,222.8</text:p>
          </table:table-cell>
          <table:table-cell table:style-name="ce11" office:value-type="float" office:value="58015.8" calcext:value-type="float">
            <text:p>58,015.8</text:p>
          </table:table-cell>
          <table:table-cell office:value-type="float" office:value="58140.8" calcext:value-type="float">
            <text:p>58,140.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485843" calcext:value-type="float">
            <text:p>0.4858</text:p>
          </table:table-cell>
          <table:table-cell table:style-name="ce5" table:formula="of:=(1000*1000000*8*0.000001)/[.F13]" office:value-type="float" office:value="0.135674395019393" calcext:value-type="float">
            <text:p>0.1357</text:p>
          </table:table-cell>
          <table:table-cell office:value-type="float" office:value="58964.7" calcext:value-type="float">
            <text:p>58,964.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8964.7" calcext:value-type="float">
            <text:p>58,964.7</text:p>
          </table:table-cell>
          <table:table-cell office:value-type="float" office:value="59503.7" calcext:value-type="float">
            <text:p>59,503.7</text:p>
          </table:table-cell>
          <table:table-cell table:style-name="ce11" office:value-type="float" office:value="63721" calcext:value-type="float">
            <text:p>63,721.0</text:p>
          </table:table-cell>
          <table:table-cell office:value-type="float" office:value="63785.6" calcext:value-type="float">
            <text:p>63,785.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457816" calcext:value-type="float">
            <text:p>0.4578</text:p>
          </table:table-cell>
          <table:table-cell table:style-name="ce5" table:formula="of:=(1000*1000000*8*0.000001)/[.F14]" office:value-type="float" office:value="0.12634039260277" calcext:value-type="float">
            <text:p>0.1263</text:p>
          </table:table-cell>
          <table:table-cell office:value-type="float" office:value="63321" calcext:value-type="float">
            <text:p>63,321.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3321" calcext:value-type="float">
            <text:p>63,321.0</text:p>
          </table:table-cell>
          <table:table-cell office:value-type="float" office:value="63512.2" calcext:value-type="float">
            <text:p>63,512.2</text:p>
          </table:table-cell>
          <table:table-cell table:style-name="ce11" office:value-type="float" office:value="68630.6" calcext:value-type="float">
            <text:p>68,630.6</text:p>
          </table:table-cell>
          <table:table-cell office:value-type="float" office:value="68597" calcext:value-type="float">
            <text:p>68,597.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0.430025" calcext:value-type="float">
            <text:p>0.4300</text:p>
          </table:table-cell>
          <table:table-cell table:style-name="ce5" table:formula="of:=(1000*1000000*8*0.000001)/[.F15]" office:value-type="float" office:value="0.119774285359241" calcext:value-type="float">
            <text:p>0.1198</text:p>
          </table:table-cell>
          <table:table-cell office:value-type="float" office:value="66792.3" calcext:value-type="float">
            <text:p>66,792.3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66792.3" calcext:value-type="float">
            <text:p>66,792.3</text:p>
          </table:table-cell>
          <table:table-cell office:value-type="float" office:value="67373.6" calcext:value-type="float">
            <text:p>67,373.6</text:p>
          </table:table-cell>
          <table:table-cell table:style-name="ce11" office:value-type="float" office:value="73556.9" calcext:value-type="float">
            <text:p>73,556.9</text:p>
          </table:table-cell>
          <table:table-cell office:value-type="float" office:value="73944.3" calcext:value-type="float">
            <text:p>73,944.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.398502" calcext:value-type="float">
            <text:p>0.3985</text:p>
          </table:table-cell>
          <table:table-cell table:style-name="ce5" table:formula="of:=(1000*1000000*8*0.000001)/[.F16]" office:value-type="float" office:value="0.113915164529096" calcext:value-type="float">
            <text:p>0.1139</text:p>
          </table:table-cell>
          <table:table-cell office:value-type="float" office:value="70227.7" calcext:value-type="float">
            <text:p>70,227.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70227.7" calcext:value-type="float">
            <text:p>70,227.7</text:p>
          </table:table-cell>
          <table:table-cell office:value-type="float" office:value="70705.7" calcext:value-type="float">
            <text:p>70,705.7</text:p>
          </table:table-cell>
          <table:table-cell table:style-name="ce11" office:value-type="float" office:value="76810" calcext:value-type="float">
            <text:p>76,810.0</text:p>
          </table:table-cell>
          <table:table-cell office:value-type="float" office:value="77172.7" calcext:value-type="float">
            <text:p>77,172.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387342" calcext:value-type="float">
            <text:p>0.3873</text:p>
          </table:table-cell>
          <table:table-cell table:style-name="ce5" table:formula="of:=(1000*1000000*8*0.000001)/[.F17]" office:value-type="float" office:value="0.108344562795831" calcext:value-type="float">
            <text:p>0.1083</text:p>
          </table:table-cell>
          <table:table-cell office:value-type="float" office:value="73838.5" calcext:value-type="float">
            <text:p>73,838.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73838.5" calcext:value-type="float">
            <text:p>73,838.5</text:p>
          </table:table-cell>
          <table:table-cell office:value-type="float" office:value="74087.9" calcext:value-type="float">
            <text:p>74,087.9</text:p>
          </table:table-cell>
          <table:table-cell table:style-name="ce11" office:value-type="float" office:value="80857.3" calcext:value-type="float">
            <text:p>80,857.3</text:p>
          </table:table-cell>
          <table:table-cell office:value-type="float" office:value="81699.3" calcext:value-type="float">
            <text:p>81,699.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369431" calcext:value-type="float">
            <text:p>0.3694</text:p>
          </table:table-cell>
          <table:table-cell table:style-name="ce5" table:formula="of:=(1000*1000000*8*0.000001)/[.F18]" office:value-type="float" office:value="0.104135209155568" calcext:value-type="float">
            <text:p>0.1041</text:p>
          </table:table-cell>
          <table:table-cell office:value-type="float" office:value="76823.2" calcext:value-type="float">
            <text:p>76,823.2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76823.2" calcext:value-type="float">
            <text:p>76,823.2</text:p>
          </table:table-cell>
          <table:table-cell office:value-type="float" office:value="76905" calcext:value-type="float">
            <text:p>76,905.0</text:p>
          </table:table-cell>
          <table:table-cell table:style-name="ce11" office:value-type="float" office:value="84222.3" calcext:value-type="float">
            <text:p>84,222.3</text:p>
          </table:table-cell>
          <table:table-cell office:value-type="float" office:value="84643.6" calcext:value-type="float">
            <text:p>84,643.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359395" calcext:value-type="float">
            <text:p>0.3594</text:p>
          </table:table-cell>
          <table:table-cell table:style-name="ce5" table:formula="of:=(1000*1000000*8*0.000001)/[.F19]" office:value-type="float" office:value="0.100400472384223" calcext:value-type="float">
            <text:p>0.1004</text:p>
          </table:table-cell>
          <table:table-cell office:value-type="float" office:value="79680.9" calcext:value-type="float">
            <text:p>79,680.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79680.9" calcext:value-type="float">
            <text:p>79,680.9</text:p>
          </table:table-cell>
          <table:table-cell office:value-type="float" office:value="79491.2" calcext:value-type="float">
            <text:p>79,491.2</text:p>
          </table:table-cell>
          <table:table-cell table:style-name="ce11" office:value-type="float" office:value="87393.5" calcext:value-type="float">
            <text:p>87,393.5</text:p>
          </table:table-cell>
          <table:table-cell office:value-type="float" office:value="87902.5" calcext:value-type="float">
            <text:p>87,902.5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0.339399" calcext:value-type="float">
            <text:p>0.339399</text:p>
          </table:table-cell>
          <table:table-cell table:style-name="ce5" table:formula="of:=(1000*1000000*8*0.000001)/[.F20]" office:value-type="float" office:value="0.0971746471345626" calcext:value-type="float">
            <text:p>0.0972</text:p>
          </table:table-cell>
          <table:table-cell office:value-type="float" office:value="82326" calcext:value-type="float">
            <text:p>82,326.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2326" calcext:value-type="float">
            <text:p>82,326.0</text:p>
          </table:table-cell>
          <table:table-cell office:value-type="float" office:value="81854.1" calcext:value-type="float">
            <text:p>81,854.1</text:p>
          </table:table-cell>
          <table:table-cell table:style-name="ce11" office:value-type="float" office:value="90296.4" calcext:value-type="float">
            <text:p>90,296.4</text:p>
          </table:table-cell>
          <table:table-cell office:value-type="float" office:value="90820.2" calcext:value-type="float">
            <text:p>90,820.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ormula for prediction</text:p>
          </table:table-cell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(m*n*8*0.000001)/bandwidth</text:p>
          </table:table-cell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number-columns-repeated="2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nvdimm</text:p>
          </table:table-cell>
          <table:table-cell table:number-columns-repeated="2" office:value-type="string" calcext:value-type="string">
            <text:p>nvdimm</text:p>
          </table:table-cell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4.350632" calcext:value-type="float">
            <text:p>4.3506</text:p>
          </table:table-cell>
          <table:table-cell table:style-name="ce5" office:value-type="float" office:value="3.085065" calcext:value-type="float">
            <text:p>3.0851</text:p>
          </table:table-cell>
          <table:table-cell table:style-name="ce5" office:value-type="float" office:value="5.422562" calcext:value-type="float">
            <text:p>5.4226</text:p>
          </table:table-cell>
          <table:table-cell table:style-name="ce5" office:value-type="float" office:value="12.557837" calcext:value-type="float">
            <text:p>12.5578</text:p>
          </table:table-cell>
          <table:table-cell table:style-name="ce5" office:value-type="float" office:value="12.087931" calcext:value-type="float">
            <text:p>12.0879</text:p>
          </table:table-cell>
          <table:table-cell table:style-name="ce5" office:value-type="float" office:value="13.910595" calcext:value-type="float">
            <text:p>13.9106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.97437" calcext:value-type="float">
            <text:p>2.9744</text:p>
          </table:table-cell>
          <table:table-cell table:style-name="ce5" office:value-type="float" office:value="2.518001" calcext:value-type="float">
            <text:p>2.5180</text:p>
          </table:table-cell>
          <table:table-cell table:style-name="ce5" office:value-type="float" office:value="3.937243" calcext:value-type="float">
            <text:p>3.937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.417696" calcext:value-type="float">
            <text:p>2.4177</text:p>
          </table:table-cell>
          <table:table-cell table:style-name="ce5" office:value-type="float" office:value="1.662908" calcext:value-type="float">
            <text:p>1.6629</text:p>
          </table:table-cell>
          <table:table-cell table:style-name="ce5" office:value-type="float" office:value="3.342665" calcext:value-type="float">
            <text:p>3.3427</text:p>
          </table:table-cell>
          <table:table-cell table:style-name="ce5" office:value-type="float" office:value="12.506108" calcext:value-type="float">
            <text:p>12.5061</text:p>
          </table:table-cell>
          <table:table-cell table:style-name="ce5" office:value-type="float" office:value="11.954313" calcext:value-type="float">
            <text:p>11.9543</text:p>
          </table:table-cell>
          <table:table-cell table:style-name="ce5" office:value-type="float" office:value="13.818708" calcext:value-type="float">
            <text:p>13.8187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.942158" calcext:value-type="float">
            <text:p>4.9422</text:p>
          </table:table-cell>
          <table:table-cell table:style-name="ce5" office:value-type="float" office:value="4.667844" calcext:value-type="float">
            <text:p>4.6678</text:p>
          </table:table-cell>
          <table:table-cell table:style-name="ce5" office:value-type="float" office:value="5.483486" calcext:value-type="float">
            <text:p>5.483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.617534" calcext:value-type="float">
            <text:p>1.6175</text:p>
          </table:table-cell>
          <table:table-cell table:style-name="ce5" office:value-type="float" office:value="1.116352" calcext:value-type="float">
            <text:p>1.1164</text:p>
          </table:table-cell>
          <table:table-cell table:style-name="ce5" office:value-type="float" office:value="2.182418" calcext:value-type="float">
            <text:p>2.1824</text:p>
          </table:table-cell>
          <table:table-cell table:style-name="ce5" office:value-type="float" office:value="12.097836" calcext:value-type="float">
            <text:p>12.0978</text:p>
          </table:table-cell>
          <table:table-cell table:style-name="ce5" office:value-type="float" office:value="11.623183" calcext:value-type="float">
            <text:p>11.6232</text:p>
          </table:table-cell>
          <table:table-cell table:style-name="ce5" office:value-type="float" office:value="13.280573" calcext:value-type="float">
            <text:p>13.2806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.050781" calcext:value-type="float">
            <text:p>5.0508</text:p>
          </table:table-cell>
          <table:table-cell table:style-name="ce5" office:value-type="float" office:value="4.893495" calcext:value-type="float">
            <text:p>4.8935</text:p>
          </table:table-cell>
          <table:table-cell table:style-name="ce5" office:value-type="float" office:value="5.60343" calcext:value-type="float">
            <text:p>5.60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.229424" calcext:value-type="float">
            <text:p>1.2294</text:p>
          </table:table-cell>
          <table:table-cell table:style-name="ce5" office:value-type="float" office:value="0.898411" calcext:value-type="float">
            <text:p>0.8984</text:p>
          </table:table-cell>
          <table:table-cell table:style-name="ce5" office:value-type="float" office:value="1.649639" calcext:value-type="float">
            <text:p>1.6496</text:p>
          </table:table-cell>
          <table:table-cell table:style-name="ce5" office:value-type="float" office:value="11.807962" calcext:value-type="float">
            <text:p>11.8080</text:p>
          </table:table-cell>
          <table:table-cell table:style-name="ce5" office:value-type="float" office:value="11.424833" calcext:value-type="float">
            <text:p>11.4248</text:p>
          </table:table-cell>
          <table:table-cell table:style-name="ce5" office:value-type="float" office:value="12.851589" calcext:value-type="float">
            <text:p>12.8516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.554945" calcext:value-type="float">
            <text:p>5.5549</text:p>
          </table:table-cell>
          <table:table-cell table:style-name="ce5" office:value-type="float" office:value="5.354187" calcext:value-type="float">
            <text:p>5.3542</text:p>
          </table:table-cell>
          <table:table-cell table:style-name="ce5" office:value-type="float" office:value="6.70771" calcext:value-type="float">
            <text:p>6.707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0.960269" calcext:value-type="float">
            <text:p>0.9603</text:p>
          </table:table-cell>
          <table:table-cell table:style-name="ce5" office:value-type="float" office:value="0.559506" calcext:value-type="float">
            <text:p>0.5595</text:p>
          </table:table-cell>
          <table:table-cell table:style-name="ce5" office:value-type="float" office:value="1.33109" calcext:value-type="float">
            <text:p>1.3311</text:p>
          </table:table-cell>
          <table:table-cell table:style-name="ce5" office:value-type="float" office:value="11.271506" calcext:value-type="float">
            <text:p>11.2715</text:p>
          </table:table-cell>
          <table:table-cell table:style-name="ce5" office:value-type="float" office:value="10.92818" calcext:value-type="float">
            <text:p>10.9282</text:p>
          </table:table-cell>
          <table:table-cell table:style-name="ce5" office:value-type="float" office:value="12.298149" calcext:value-type="float">
            <text:p>12.2981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.247263" calcext:value-type="float">
            <text:p>5.2473</text:p>
          </table:table-cell>
          <table:table-cell table:style-name="ce5" office:value-type="float" office:value="4.913331" calcext:value-type="float">
            <text:p>4.9133</text:p>
          </table:table-cell>
          <table:table-cell table:style-name="ce5" office:value-type="float" office:value="6.54957" calcext:value-type="float">
            <text:p>6.549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831106" calcext:value-type="float">
            <text:p>0.8311</text:p>
          </table:table-cell>
          <table:table-cell table:style-name="ce5" office:value-type="float" office:value="0.491255" calcext:value-type="float">
            <text:p>0.4913</text:p>
          </table:table-cell>
          <table:table-cell table:style-name="ce5" office:value-type="float" office:value="1.14581" calcext:value-type="float">
            <text:p>1.1458</text:p>
          </table:table-cell>
          <table:table-cell table:style-name="ce5" office:value-type="float" office:value="11.282665" calcext:value-type="float">
            <text:p>11.2827</text:p>
          </table:table-cell>
          <table:table-cell table:style-name="ce5" office:value-type="float" office:value="11.010332" calcext:value-type="float">
            <text:p>11.0103</text:p>
          </table:table-cell>
          <table:table-cell table:style-name="ce5" office:value-type="float" office:value="11.819169" calcext:value-type="float">
            <text:p>11.8192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5.349085" calcext:value-type="float">
            <text:p>5.3491</text:p>
          </table:table-cell>
          <table:table-cell table:style-name="ce5" office:value-type="float" office:value="5.096604" calcext:value-type="float">
            <text:p>5.0966</text:p>
          </table:table-cell>
          <table:table-cell table:style-name="ce5" office:value-type="float" office:value="6.72787" calcext:value-type="float">
            <text:p>6.72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768069" calcext:value-type="float">
            <text:p>0.7681</text:p>
          </table:table-cell>
          <table:table-cell table:style-name="ce5" office:value-type="float" office:value="0.415721" calcext:value-type="float">
            <text:p>0.4157</text:p>
          </table:table-cell>
          <table:table-cell table:style-name="ce5" office:value-type="float" office:value="1.206165" calcext:value-type="float">
            <text:p>1.2062</text:p>
          </table:table-cell>
          <table:table-cell table:style-name="ce5" office:value-type="float" office:value="11.034892" calcext:value-type="float">
            <text:p>11.0349</text:p>
          </table:table-cell>
          <table:table-cell table:style-name="ce5" office:value-type="float" office:value="10.321197" calcext:value-type="float">
            <text:p>10.3212</text:p>
          </table:table-cell>
          <table:table-cell table:style-name="ce5" office:value-type="float" office:value="12.905707" calcext:value-type="float">
            <text:p>12.9057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5.692917" calcext:value-type="float">
            <text:p>5.6929</text:p>
          </table:table-cell>
          <table:table-cell table:style-name="ce5" office:value-type="float" office:value="5.464891" calcext:value-type="float">
            <text:p>5.4649</text:p>
          </table:table-cell>
          <table:table-cell table:style-name="ce5" office:value-type="float" office:value="6.362952" calcext:value-type="float">
            <text:p>6.3630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float" office:value="0.685529" calcext:value-type="float">
            <text:p>0.6855</text:p>
          </table:table-cell>
          <table:table-cell table:style-name="ce5" office:value-type="float" office:value="0.445806" calcext:value-type="float">
            <text:p>0.4458</text:p>
          </table:table-cell>
          <table:table-cell table:style-name="ce5" office:value-type="float" office:value="0.90478" calcext:value-type="float">
            <text:p>0.9048</text:p>
          </table:table-cell>
          <table:table-cell table:style-name="ce5" office:value-type="float" office:value="10.717349" calcext:value-type="float">
            <text:p>10.7173</text:p>
          </table:table-cell>
          <table:table-cell table:style-name="ce5" office:value-type="float" office:value="10.166695" calcext:value-type="float">
            <text:p>10.1667</text:p>
          </table:table-cell>
          <table:table-cell table:style-name="ce5" office:value-type="float" office:value="12.314482" calcext:value-type="float">
            <text:p>12.3145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5.817294" calcext:value-type="float">
            <text:p>5.8173</text:p>
          </table:table-cell>
          <table:table-cell table:style-name="ce5" office:value-type="float" office:value="5.38279" calcext:value-type="float">
            <text:p>5.3828</text:p>
          </table:table-cell>
          <table:table-cell table:style-name="ce5" office:value-type="float" office:value="6.832607" calcext:value-type="float">
            <text:p>6.832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623099" calcext:value-type="float">
            <text:p>0.6231</text:p>
          </table:table-cell>
          <table:table-cell table:style-name="ce5" office:value-type="float" office:value="0.369168" calcext:value-type="float">
            <text:p>0.3692</text:p>
          </table:table-cell>
          <table:table-cell table:style-name="ce5" office:value-type="float" office:value="1.07688" calcext:value-type="float">
            <text:p>1.0769</text:p>
          </table:table-cell>
          <table:table-cell table:style-name="ce5" office:value-type="float" office:value="10.565852" calcext:value-type="float">
            <text:p>10.5659</text:p>
          </table:table-cell>
          <table:table-cell table:style-name="ce5" office:value-type="float" office:value="9.914408" calcext:value-type="float">
            <text:p>9.9144</text:p>
          </table:table-cell>
          <table:table-cell table:style-name="ce5" office:value-type="float" office:value="12.43866" calcext:value-type="float">
            <text:p>12.4387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5.39012" calcext:value-type="float">
            <text:p>5.3901</text:p>
          </table:table-cell>
          <table:table-cell table:style-name="ce5" office:value-type="float" office:value="5.296885" calcext:value-type="float">
            <text:p>5.2969</text:p>
          </table:table-cell>
          <table:table-cell table:style-name="ce5" office:value-type="float" office:value="5.994412" calcext:value-type="float">
            <text:p>5.994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53561" calcext:value-type="float">
            <text:p>0.5536</text:p>
          </table:table-cell>
          <table:table-cell table:style-name="ce5" office:value-type="float" office:value="0.380101" calcext:value-type="float">
            <text:p>0.3801</text:p>
          </table:table-cell>
          <table:table-cell table:style-name="ce5" office:value-type="float" office:value="0.712928" calcext:value-type="float">
            <text:p>0.7129</text:p>
          </table:table-cell>
          <table:table-cell table:style-name="ce5" office:value-type="float" office:value="10.24594" calcext:value-type="float">
            <text:p>10.2459</text:p>
          </table:table-cell>
          <table:table-cell table:style-name="ce5" office:value-type="float" office:value="9.49832" calcext:value-type="float">
            <text:p>9.4983</text:p>
          </table:table-cell>
          <table:table-cell table:style-name="ce5" office:value-type="float" office:value="12.565968" calcext:value-type="float">
            <text:p>12.5660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5.569208" calcext:value-type="float">
            <text:p>5.5692</text:p>
          </table:table-cell>
          <table:table-cell table:style-name="ce5" office:value-type="float" office:value="5.287401" calcext:value-type="float">
            <text:p>5.2874</text:p>
          </table:table-cell>
          <table:table-cell table:style-name="ce5" office:value-type="float" office:value="6.241921" calcext:value-type="float">
            <text:p>6.241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491777" calcext:value-type="float">
            <text:p>0.4918</text:p>
          </table:table-cell>
          <table:table-cell table:style-name="ce5" office:value-type="float" office:value="0.354669" calcext:value-type="float">
            <text:p>0.3547</text:p>
          </table:table-cell>
          <table:table-cell table:style-name="ce5" office:value-type="float" office:value="0.657395" calcext:value-type="float">
            <text:p>0.6574</text:p>
          </table:table-cell>
          <table:table-cell table:style-name="ce5" office:value-type="float" office:value="9.522235" calcext:value-type="float">
            <text:p>9.5222</text:p>
          </table:table-cell>
          <table:table-cell table:style-name="ce5" office:value-type="float" office:value="9.16357" calcext:value-type="float">
            <text:p>9.1636</text:p>
          </table:table-cell>
          <table:table-cell table:style-name="ce5" office:value-type="float" office:value="10.758665" calcext:value-type="float">
            <text:p>10.7587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5.496669" calcext:value-type="float">
            <text:p>5.4967</text:p>
          </table:table-cell>
          <table:table-cell table:style-name="ce5" office:value-type="float" office:value="5.297526" calcext:value-type="float">
            <text:p>5.2975</text:p>
          </table:table-cell>
          <table:table-cell table:style-name="ce5" office:value-type="float" office:value="6.085771" calcext:value-type="float">
            <text:p>6.085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467379" calcext:value-type="float">
            <text:p>0.4674</text:p>
          </table:table-cell>
          <table:table-cell table:style-name="ce5" office:value-type="float" office:value="0.350354" calcext:value-type="float">
            <text:p>0.3504</text:p>
          </table:table-cell>
          <table:table-cell table:style-name="ce5" office:value-type="float" office:value="0.620121" calcext:value-type="float">
            <text:p>0.6201</text:p>
          </table:table-cell>
          <table:table-cell table:style-name="ce5" office:value-type="float" office:value="8.605722" calcext:value-type="float">
            <text:p>8.6057</text:p>
          </table:table-cell>
          <table:table-cell table:style-name="ce5" office:value-type="float" office:value="8.369133" calcext:value-type="float">
            <text:p>8.3691</text:p>
          </table:table-cell>
          <table:table-cell table:style-name="ce5" office:value-type="float" office:value="9.387905" calcext:value-type="float">
            <text:p>9.3879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.859106" calcext:value-type="float">
            <text:p>5.8591</text:p>
          </table:table-cell>
          <table:table-cell table:style-name="ce5" office:value-type="float" office:value="5.673305" calcext:value-type="float">
            <text:p>5.6733</text:p>
          </table:table-cell>
          <table:table-cell table:style-name="ce5" office:value-type="float" office:value="7.026499" calcext:value-type="float">
            <text:p>7.02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43907" calcext:value-type="float">
            <text:p>0.4439</text:p>
          </table:table-cell>
          <table:table-cell table:style-name="ce5" office:value-type="float" office:value="0.331198" calcext:value-type="float">
            <text:p>0.3312</text:p>
          </table:table-cell>
          <table:table-cell table:style-name="ce5" office:value-type="float" office:value="0.585871" calcext:value-type="float">
            <text:p>0.5859</text:p>
          </table:table-cell>
          <table:table-cell table:style-name="ce5" office:value-type="float" office:value="7.952625" calcext:value-type="float">
            <text:p>7.9526</text:p>
          </table:table-cell>
          <table:table-cell table:style-name="ce5" office:value-type="float" office:value="7.596622" calcext:value-type="float">
            <text:p>7.5966</text:p>
          </table:table-cell>
          <table:table-cell table:style-name="ce5" office:value-type="float" office:value="8.51035" calcext:value-type="float">
            <text:p>8.5104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6.099576" calcext:value-type="float">
            <text:p>6.0996</text:p>
          </table:table-cell>
          <table:table-cell table:style-name="ce5" office:value-type="float" office:value="5.846996" calcext:value-type="float">
            <text:p>5.8470</text:p>
          </table:table-cell>
          <table:table-cell table:style-name="ce5" office:value-type="float" office:value="7.095036" calcext:value-type="float">
            <text:p>7.0950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37729" calcext:value-type="float">
            <text:p>0.4377</text:p>
          </table:table-cell>
          <table:table-cell table:style-name="ce5" office:value-type="float" office:value="0.332496" calcext:value-type="float">
            <text:p>0.3325</text:p>
          </table:table-cell>
          <table:table-cell table:style-name="ce5" office:value-type="float" office:value="0.69169" calcext:value-type="float">
            <text:p>0.6917</text:p>
          </table:table-cell>
          <table:table-cell table:style-name="ce5" office:value-type="float" office:value="5.638169" calcext:value-type="float">
            <text:p>5.6382</text:p>
          </table:table-cell>
          <table:table-cell table:style-name="ce5" office:value-type="float" office:value="5.136641" calcext:value-type="float">
            <text:p>5.1366</text:p>
          </table:table-cell>
          <table:table-cell table:style-name="ce5" office:value-type="float" office:value="6.297616" calcext:value-type="float">
            <text:p>6.2976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5.714694" calcext:value-type="float">
            <text:p>5.7147</text:p>
          </table:table-cell>
          <table:table-cell table:style-name="ce5" office:value-type="float" office:value="5.526421" calcext:value-type="float">
            <text:p>5.5264</text:p>
          </table:table-cell>
          <table:table-cell table:style-name="ce5" office:value-type="float" office:value="6.694161" calcext:value-type="float">
            <text:p>6.694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97927" calcext:value-type="float">
            <text:p>0.3979</text:p>
          </table:table-cell>
          <table:table-cell table:style-name="ce5" office:value-type="float" office:value="0.333625" calcext:value-type="float">
            <text:p>0.3336</text:p>
          </table:table-cell>
          <table:table-cell table:style-name="ce5" office:value-type="float" office:value="0.532839" calcext:value-type="float">
            <text:p>0.5328</text:p>
          </table:table-cell>
          <table:table-cell table:style-name="ce5" office:value-type="float" office:value="2.764371" calcext:value-type="float">
            <text:p>2.7644</text:p>
          </table:table-cell>
          <table:table-cell table:style-name="ce5" office:value-type="float" office:value="2.406696" calcext:value-type="float">
            <text:p>2.4067</text:p>
          </table:table-cell>
          <table:table-cell table:style-name="ce5" office:value-type="float" office:value="3.706248" calcext:value-type="float">
            <text:p>3.7062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.77576" calcext:value-type="float">
            <text:p>5.7758</text:p>
          </table:table-cell>
          <table:table-cell table:style-name="ce5" office:value-type="float" office:value="5.565703" calcext:value-type="float">
            <text:p>5.5657</text:p>
          </table:table-cell>
          <table:table-cell table:style-name="ce5" office:value-type="float" office:value="6.691175" calcext:value-type="float">
            <text:p>6.691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5.844439" calcext:value-type="float">
            <text:p>5.8444</text:p>
          </table:table-cell>
          <table:table-cell table:style-name="ce5" office:value-type="float" office:value="5.621148" calcext:value-type="float">
            <text:p>5.6211</text:p>
          </table:table-cell>
          <table:table-cell table:style-name="ce5" office:value-type="float" office:value="6.462436" calcext:value-type="float">
            <text:p>6.4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9:21:13.54372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9:05:45.392035017</meta:creation-date>
    <dc:date>2021-08-13T00:31:15.528514714</dc:date>
    <meta:editing-duration>PT2H47M</meta:editing-duration>
    <meta:editing-cycles>10</meta:editing-cycles>
    <meta:generator>LibreOffice/7.0.6.2$Linux_X86_64 LibreOffice_project/00$Build-2</meta:generator>
    <meta:document-statistic meta:table-count="3" meta:cell-count="897" meta:object-count="0"/>
  </office:meta>
</office:document-meta>
</file>